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Preformatted_20_Text">
      <style:text-properties fo:font-variant="normal" fo:text-transform="none" fo:color="#64ae64" style:font-name="Times New Roman" fo:font-size="12pt" fo:font-style="italic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fo:font-variant="normal" fo:text-transform="none" fo:color="#64ae64" style:font-name="Times New Roman" fo:font-size="12pt" fo:font-style="italic" style:font-size-asian="12pt" style:font-size-complex="12pt"/>
    </style:style>
    <style:style style:name="P9" style:family="paragraph" style:parent-style-name="Preformatted_20_Text">
      <style:text-properties fo:font-variant="normal" fo:text-transform="none" fo:color="#a020f0" style:font-name="Times New Roman" fo:font-size="12pt" fo:font-style="normal" style:font-size-asian="12pt" style:font-size-complex="12pt"/>
    </style:style>
    <style:style style:name="P10" style:family="paragraph" style:parent-style-name="Preformatted_20_Text">
      <style:text-properties fo:font-variant="normal" fo:text-transform="none" style:font-name="Times New Roman" fo:font-size="12pt" fo:font-style="normal" style:font-size-asian="12pt" style:font-size-complex="12pt"/>
    </style:style>
    <style:style style:name="P11" style:family="paragraph" style:parent-style-name="Preformatted_20_Text">
      <style:text-properties fo:font-variant="normal" fo:text-transform="none" style:font-name="Times New Roman" fo:font-size="12pt" style:font-size-asian="12pt" style:font-size-complex="12pt"/>
    </style:style>
    <style:style style:name="P12" style:family="paragraph" style:parent-style-name="Preformatted_20_Text">
      <style:text-properties fo:font-variant="normal" fo:text-transform="none" fo:color="#008000" style:font-name="Times New Roman" fo:font-size="12pt" fo:font-style="normal" style:font-size-asian="12pt" style:font-size-complex="12pt"/>
    </style:style>
    <style:style style:name="P13" style:family="paragraph" style:parent-style-name="Preformatted_20_Text">
      <style:text-properties fo:font-variant="normal" fo:text-transform="none" fo:color="#008000"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Preformatted_20_Text">
      <style:text-properties style:font-name="Times New Roman" fo:font-size="12pt" style:font-size-asian="12pt" style:font-size-complex="12pt"/>
    </style:style>
    <style:style style:name="P15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tyle="normal"/>
    </style:style>
    <style:style style:name="T3" style:family="text">
      <style:text-properties fo:color="#4a55db"/>
    </style:style>
    <style:style style:name="T4" style:family="text">
      <style:text-properties fo:color="#4a55db" fo:font-style="normal"/>
    </style:style>
    <style:style style:name="T5" style:family="text">
      <style:text-properties fo:color="#bc8f8f"/>
    </style:style>
    <style:style style:name="T6" style:family="text">
      <style:text-properties fo:color="#bc8f8f" fo:font-style="normal"/>
    </style:style>
    <style:style style:name="T7" style:family="text">
      <style:text-properties fo:color="#64ae64" fo:font-style="italic"/>
    </style:style>
    <style:style style:name="T8" style:family="text">
      <style:text-properties fo:font-style="italic"/>
    </style:style>
    <style:style style:name="T9" style:family="text">
      <style:text-properties fo:color="#5c5c5c"/>
    </style:style>
    <style:style style:name="T10" style:family="text">
      <style:text-properties fo:color="#5c5c5c" fo:font-style="normal"/>
    </style:style>
    <style:style style:name="T11" style:family="text">
      <style:text-properties fo:color="#ffaa00"/>
    </style:style>
    <style:style style:name="T12" style:family="text">
      <style:text-properties fo:color="#ffaa00" fo:font-style="normal"/>
    </style:style>
    <style:style style:name="T13" style:family="text">
      <style:text-properties fo:color="#a020f0"/>
    </style:style>
    <style:style style:name="T14" style:family="text">
      <style:text-properties fo:color="#a020f0" fo:font-style="normal"/>
    </style:style>
    <style:style style:name="T15" style:family="text">
      <style:text-properties fo:font-style="normal"/>
    </style:style>
    <style:style style:name="T16" style:family="text">
      <style:text-properties fo:color="#5f9ea0" fo:font-style="normal"/>
    </style:style>
    <style:style style:name="T17" style:family="text">
      <style:text-properties fo:color="#aaaaaa"/>
    </style:style>
    <style:style style:name="T18" style:family="text">
      <style:text-properties fo:font-variant="normal" fo:text-transform="none" fo:color="#000000" fo:font-style="normal"/>
    </style:style>
    <style:style style:name="T19" style:family="text">
      <style:text-properties fo:font-variant="normal" fo:text-transform="none" fo:color="#5c5c5c" fo:font-style="normal"/>
    </style:style>
    <style:style style:name="T20" style:family="text">
      <style:text-properties fo:font-variant="normal" fo:text-transform="none" fo:color="#4a55db" fo:font-style="normal"/>
    </style:style>
    <style:style style:name="T21" style:family="text">
      <style:text-properties fo:font-variant="normal" fo:text-transform="none" fo:color="#bc8f8f" fo:font-style="normal"/>
    </style:style>
    <style:style style:name="T22" style:family="text">
      <style:text-properties fo:color="#008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RDF : TP : Classement de caractère manuscrits par Régression Logistique</text:p>
      <text:p text:style-name="Standard"/>
      <text:p text:style-name="Standard">binôme : Benjamin Ruytoor et Aurore Allart<text:tab/></text:p>
      <text:p text:style-name="Standard">date : 11 mars 2013</text:p>
      <text:p text:style-name="Standard"/>
      <text:p text:style-name="P2">Introduction</text:p>
      <text:p text:style-name="P4"><text:tab/>Nous avons vu dans le TP précédent, 2 algorithmes de reconnaissance de forme : kNN et Naive Bayes. Dans ce TP, nous allons voir un autre algorithme Régression Logistique. La régression logistique est un modèle de régression binomiale : il s'agit de modéliser l'effet d'un vecteur de variables aléatoires sur variable aléatoire binomiale. </text:p>
      <text:p text:style-name="P4"/>
      <text:list xml:id="list31751200" text:style-name="L1">
        <text:list-item>
          <text:p text:style-name="P3">Explication du code</text:p>
        </text:list-item>
      </text:list>
      <text:p text:style-name="P4"><text:tab/>Ce code est divisé en 3 parties : </text:p>
      <text:list xml:id="list32228523" text:style-name="L2">
        <text:list-item>
          <text:p text:style-name="P5">Chargement des données et initialisation des variables.</text:p>
        </text:list-item>
        <text:list-item>
          <text:p text:style-name="P5">Classement des chiffres par l'algorithme.</text:p>
        </text:list-item>
        <text:list-item>
          <text:p text:style-name="P5">Prédiction de la reconnaissance.</text:p>
        </text:list-item>
      </text:list>
      <text:p text:style-name="P4"/>
      <text:p text:style-name="P4"><text:tab/>Dans la première partie, nous avons expliqué en commentaire (vert foncé) ce que nous avons compris du code : </text:p>
      <text:p text:style-name="P6"/>
      <text:p text:style-name="P8">//partie 0: Charger et visualiser les donnees</text:p>
      <text:p text:style-name="P10"><text:span text:style-name="T1">loadmatfile</text:span><text:span text:style-name="T3">(</text:span><text:span text:style-name="T5">'ex3data1.mat'</text:span><text:span text:style-name="T3">)</text:span><text:span text:style-name="T1">; </text:span><text:span text:style-name="T22">//chargement des données des caractères</text:span></text:p>
      <text:p text:style-name="P10"><text:span text:style-name="T1">stacksize</text:span><text:span text:style-name="T3">(</text:span><text:span text:style-name="T5">'max'</text:span><text:span text:style-name="T3">)</text:span><text:span text:style-name="T1">;</text:span> <text:s/><text:span text:style-name="T22">//augmentation de la taille de la pile de Scilab</text:span></text:p>
      <text:p text:style-name="P10"><text:span text:style-name="T7">// données d'entrainement sont enregistrees dans X, Y</text:span></text:p>
      <text:p text:style-name="P10"><text:span text:style-name="T3">[</text:span><text:span text:style-name="T1">X_lignes,X_cols</text:span><text:span text:style-name="T3">]</text:span> <text:span text:style-name="T9">=</text:span> <text:span text:style-name="T1">size</text:span><text:span text:style-name="T3">(</text:span><text:span text:style-name="T1">X</text:span><text:span text:style-name="T3">)</text:span><text:span text:style-name="T1">; </text:span><text:span text:style-name="T22">//X est obtenu grâce au chargement des données. Qui équivaut à la taille des données en X</text:span></text:p>
      <text:p text:style-name="P14"/>
      <text:p text:style-name="P7">//Sélectionner 100 images a visualiser</text:p>
      <text:p text:style-name="P13">//Y=grand(n,"prm",vect) génère n permutations aléatoire du vecteur colonne (m x 1) vect.</text:p>
      <text:p text:style-name="P10"><text:span text:style-name="T1">rand_indices</text:span> <text:span text:style-name="T9">=</text:span> <text:span text:style-name="T1">grand</text:span><text:span text:style-name="T3">(</text:span><text:span text:style-name="T5">1</text:span><text:span text:style-name="T1">,</text:span><text:span text:style-name="T5">'prm'</text:span><text:span text:style-name="T1">,</text:span><text:span text:style-name="T3">(</text:span><text:span text:style-name="T5">1</text:span><text:span text:style-name="T11">:</text:span><text:span text:style-name="T1">X_lignes</text:span><text:span text:style-name="T3">)</text:span><text:span text:style-name="T9">'</text:span><text:span text:style-name="T3">)</text:span><text:span text:style-name="T9">'</text:span><text:span text:style-name="T1">;</text:span></text:p>
      <text:p text:style-name="P10"><text:span text:style-name="T1">sel</text:span> <text:span text:style-name="T9">=</text:span> <text:span text:style-name="T1">X</text:span><text:span text:style-name="T3">(</text:span><text:span text:style-name="T1">rand_indices</text:span><text:span text:style-name="T3">(</text:span><text:span text:style-name="T5">1</text:span><text:span text:style-name="T11">:</text:span><text:span text:style-name="T5">100</text:span><text:span text:style-name="T3">)</text:span><text:span text:style-name="T1">,</text:span> <text:span text:style-name="T11">:</text:span><text:span text:style-name="T3">)</text:span><text:span text:style-name="T1">;</text:span></text:p>
      <text:p text:style-name="P14"/>
      <text:p text:style-name="P13">//arrondi a l'entier le + proche</text:p>
      <text:p text:style-name="P10"><text:span text:style-name="T1">example_width</text:span><text:span text:style-name="T9">=</text:span><text:span text:style-name="T1">round</text:span><text:span text:style-name="T3">(</text:span><text:span text:style-name="T1">sqrt</text:span><text:span text:style-name="T3">(</text:span><text:span text:style-name="T1">size</text:span><text:span text:style-name="T3">(</text:span><text:span text:style-name="T1">sel,</text:span><text:span text:style-name="T5">2</text:span><text:span text:style-name="T3">)))</text:span><text:span text:style-name="T1">;</text:span></text:p>
      <text:p text:style-name="P14"/>
      <text:p text:style-name="P7">//taille de sel</text:p>
      <text:p text:style-name="P10"><text:span text:style-name="T3">[</text:span><text:span text:style-name="T1">m</text:span> <text:span text:style-name="T1">n</text:span><text:span text:style-name="T3">]</text:span> <text:span text:style-name="T9">=</text:span> <text:span text:style-name="T1">size</text:span><text:span text:style-name="T3">(</text:span><text:span text:style-name="T1">sel</text:span><text:span text:style-name="T3">)</text:span><text:span text:style-name="T1">;</text:span></text:p>
      <text:p text:style-name="P12">//donne une taille de 20*20</text:p>
      <text:p text:style-name="P10"><text:span text:style-name="T1">example_height</text:span> <text:span text:style-name="T9">=</text:span> <text:span text:style-name="T3">(</text:span><text:span text:style-name="T1">n</text:span> <text:span text:style-name="T9">/</text:span> <text:span text:style-name="T1">example_width</text:span><text:span text:style-name="T3">)</text:span><text:span text:style-name="T1">;</text:span></text:p>
      <text:p text:style-name="P14"/>
      <text:p text:style-name="P13">//floor = arrondi vers le bas</text:p>
      <text:p text:style-name="P10"><text:span text:style-name="T1">display_rows</text:span> <text:span text:style-name="T9">=</text:span> <text:span text:style-name="T1">floor</text:span><text:span text:style-name="T3">(</text:span><text:span text:style-name="T1">sqrt</text:span><text:span text:style-name="T3">(</text:span><text:span text:style-name="T1">m</text:span><text:span text:style-name="T3">))</text:span><text:span text:style-name="T1">;</text:span></text:p>
      <text:p text:style-name="P13">//ceil = arrondi vers le haut. Renvoie dans displays_cols, le plus grand entier sup de chaque m/display_rows</text:p>
      <text:p text:style-name="P10"><text:span text:style-name="T1">display_cols</text:span> <text:span text:style-name="T9">=</text:span> <text:span text:style-name="T1">ceil</text:span><text:span text:style-name="T3">(</text:span><text:span text:style-name="T1">m</text:span> <text:span text:style-name="T9">/</text:span> <text:span text:style-name="T1">display_rows</text:span><text:span text:style-name="T3">)</text:span><text:span text:style-name="T1">;</text:span></text:p>
      <text:p text:style-name="P14"/>
      <text:p text:style-name="P7">//Fixer la distance entre les images en display </text:p>
      <text:p text:style-name="P10"><text:span text:style-name="T1">pad</text:span> <text:span text:style-name="T9">=</text:span> <text:span text:style-name="T5">1</text:span><text:span text:style-name="T1">;</text:span></text:p>
      <text:p text:style-name="P14"/>
      <text:p text:style-name="P7"><text:soft-page-break/>//Initialiser display_array</text:p>
      <text:p text:style-name="P10"><text:span text:style-name="T1">display_array</text:span> <text:span text:style-name="T9">=</text:span> <text:span text:style-name="T9">-</text:span><text:span text:style-name="T5">1</text:span><text:span text:style-name="T9">*</text:span> <text:span text:style-name="T1">ones</text:span><text:span text:style-name="T3">(</text:span><text:span text:style-name="T1">pad</text:span> <text:span text:style-name="T9">+</text:span> <text:span text:style-name="T1">display_rows</text:span> <text:span text:style-name="T9">*</text:span> <text:span text:style-name="T3">(</text:span><text:span text:style-name="T1">example_height</text:span> <text:span text:style-name="T9">+</text:span> <text:span text:style-name="T1">pad</text:span><text:span text:style-name="T3">)</text:span><text:span text:style-name="T1">,pad</text:span> <text:span text:style-name="T9">+</text:span> <text:span text:style-name="T1">display_cols</text:span> <text:span text:style-name="T9">*</text:span> <text:span text:style-name="T3">(</text:span><text:span text:style-name="T1">example_width</text:span> <text:span text:style-name="T9">+</text:span> <text:span text:style-name="T1">pad</text:span><text:span text:style-name="T3">))</text:span><text:span text:style-name="T1">;</text:span></text:p>
      <text:p text:style-name="P14"/>
      <text:p text:style-name="P7">//Copier chaque exemplaire dans une case de display_array</text:p>
      <text:p text:style-name="P10"><text:span text:style-name="T1">curr_ex</text:span> <text:span text:style-name="T9">=</text:span> <text:span text:style-name="T5">1</text:span><text:span text:style-name="T1">;</text:span></text:p>
      <text:p text:style-name="P10"><text:span text:style-name="T13">for</text:span> <text:span text:style-name="T1">j</text:span> <text:span text:style-name="T9">=</text:span> <text:span text:style-name="T5">1</text:span><text:span text:style-name="T11">:</text:span><text:span text:style-name="T1">display_rows</text:span></text:p>
      <text:p text:style-name="P11"><text:s text:c="4"/><text:span text:style-name="T14">for</text:span><text:span text:style-name="T15"> </text:span><text:span text:style-name="T2">i</text:span><text:span text:style-name="T15"> </text:span><text:span text:style-name="T10">=</text:span><text:span text:style-name="T15"> </text:span><text:span text:style-name="T6">1</text:span><text:span text:style-name="T12">:</text:span><text:span text:style-name="T2">display_cols</text:span></text:p>
      <text:p text:style-name="P11"><text:s text:c="8"/><text:span text:style-name="T14">if</text:span><text:span text:style-name="T15"> </text:span><text:span text:style-name="T2">curr_ex</text:span><text:span text:style-name="T15"> </text:span><text:span text:style-name="T10">&gt;</text:span><text:span text:style-name="T15"> </text:span><text:span text:style-name="T2">m,</text:span><text:span text:style-name="T15"> </text:span></text:p>
      <text:p text:style-name="P11"><text:s text:c="12"/><text:span text:style-name="T16">break</text:span><text:span text:style-name="T2">;</text:span><text:span text:style-name="T15"> </text:span></text:p>
      <text:p text:style-name="P11"><text:s text:c="8"/><text:span text:style-name="T14">end</text:span></text:p>
      <text:p text:style-name="P11"><text:s text:c="8"/><text:span text:style-name="T7">//Copier la case </text:span></text:p>
      <text:p text:style-name="P11"><text:s text:c="8"/></text:p>
      <text:p text:style-name="P11"><text:s text:c="8"/><text:span text:style-name="T7">//Prendre la valeur maximum de la case</text:span></text:p>
      <text:p text:style-name="P11"><text:s text:c="8"/><text:span text:style-name="T2">max_val</text:span><text:span text:style-name="T15"> </text:span><text:span text:style-name="T10">=</text:span><text:span text:style-name="T15"> </text:span><text:span text:style-name="T2">max</text:span><text:span text:style-name="T4">(</text:span><text:span text:style-name="T2">abs</text:span><text:span text:style-name="T4">(</text:span><text:span text:style-name="T2">sel</text:span><text:span text:style-name="T4">(</text:span><text:span text:style-name="T2">curr_ex,</text:span><text:span text:style-name="T15"> </text:span><text:span text:style-name="T12">:</text:span><text:span text:style-name="T4">)))</text:span><text:span text:style-name="T2">;</text:span></text:p>
      <text:p text:style-name="P11"><text:s text:c="8"/><text:span text:style-name="T2">display_array</text:span><text:span text:style-name="T4">(</text:span><text:span text:style-name="T2">pad</text:span><text:span text:style-name="T15"> </text:span><text:span text:style-name="T10">+</text:span><text:span text:style-name="T15"> </text:span><text:span text:style-name="T4">(</text:span><text:span text:style-name="T2">j</text:span><text:span text:style-name="T15"> </text:span><text:span text:style-name="T10">-</text:span><text:span text:style-name="T15"> </text:span><text:span text:style-name="T6">1</text:span><text:span text:style-name="T4">)</text:span><text:span text:style-name="T15"> </text:span><text:span text:style-name="T10">*</text:span><text:span text:style-name="T15"> </text:span><text:span text:style-name="T4">(</text:span><text:span text:style-name="T2">example_height</text:span><text:span text:style-name="T15"> </text:span><text:span text:style-name="T10">+</text:span><text:span text:style-name="T15"> </text:span><text:span text:style-name="T2">pad</text:span><text:span text:style-name="T4">)</text:span><text:span text:style-name="T15"> </text:span><text:span text:style-name="T10">+</text:span><text:span text:style-name="T15"> </text:span><text:span text:style-name="T4">(</text:span><text:span text:style-name="T6">1</text:span><text:span text:style-name="T12">:</text:span><text:span text:style-name="T2">example_height</text:span><text:span text:style-name="T4">)</text:span><text:span text:style-name="T2">,</text:span><text:span text:style-name="T15"> </text:span><text:span text:style-name="T2">pad</text:span><text:span text:style-name="T15"> </text:span><text:span text:style-name="T10">+</text:span><text:span text:style-name="T15"> </text:span><text:span text:style-name="T4">(</text:span><text:span text:style-name="T2">i</text:span><text:span text:style-name="T15"> </text:span><text:span text:style-name="T10">-</text:span><text:span text:style-name="T15"> </text:span><text:span text:style-name="T6">1</text:span><text:span text:style-name="T4">)</text:span><text:span text:style-name="T15"> </text:span><text:span text:style-name="T10">*</text:span><text:span text:style-name="T15"> </text:span><text:span text:style-name="T4">(</text:span><text:span text:style-name="T2">example_width</text:span><text:span text:style-name="T15"> </text:span><text:span text:style-name="T10">+</text:span><text:span text:style-name="T15"> </text:span><text:span text:style-name="T2">pad</text:span><text:span text:style-name="T4">)</text:span><text:span text:style-name="T15"> </text:span><text:span text:style-name="T10">+</text:span><text:span text:style-name="T15"> </text:span><text:span text:style-name="T4">(</text:span><text:span text:style-name="T6">1</text:span><text:span text:style-name="T12">:</text:span><text:span text:style-name="T2">example_width</text:span><text:span text:style-name="T4">))</text:span><text:span text:style-name="T15"> </text:span><text:span text:style-name="T10">=</text:span><text:span text:style-name="T15"> </text:span><text:span text:style-name="T2">matrix</text:span><text:span text:style-name="T4">(</text:span><text:span text:style-name="T2">sel</text:span><text:span text:style-name="T4">(</text:span><text:span text:style-name="T2">curr_ex,</text:span><text:span text:style-name="T15"> </text:span><text:span text:style-name="T12">:</text:span><text:span text:style-name="T4">)</text:span><text:span text:style-name="T2">,</text:span><text:span text:style-name="T15"> </text:span><text:span text:style-name="T2">example_height,</text:span><text:span text:style-name="T15"> </text:span><text:span text:style-name="T2">example_width</text:span><text:span text:style-name="T4">)</text:span><text:span text:style-name="T15"> </text:span><text:span text:style-name="T10">/</text:span><text:span text:style-name="T15"> </text:span><text:span text:style-name="T2">max_val;</text:span></text:p>
      <text:p text:style-name="P11"><text:s text:c="8"/><text:span text:style-name="T2">curr_ex</text:span><text:span text:style-name="T15"> </text:span><text:span text:style-name="T10">=</text:span><text:span text:style-name="T15"> </text:span><text:span text:style-name="T2">curr_ex</text:span><text:span text:style-name="T15"> </text:span><text:span text:style-name="T10">+</text:span><text:span text:style-name="T15"> </text:span><text:span text:style-name="T6">1</text:span><text:span text:style-name="T2">;</text:span></text:p>
      <text:p text:style-name="P11"><text:s text:c="4"/><text:span text:style-name="T14">end</text:span></text:p>
      <text:p text:style-name="P11"><text:s text:c="4"/><text:span text:style-name="T14">if</text:span><text:span text:style-name="T15"> </text:span><text:span text:style-name="T2">curr_ex</text:span><text:span text:style-name="T15"> </text:span><text:span text:style-name="T10">&gt;</text:span><text:span text:style-name="T15"> </text:span><text:span text:style-name="T2">m,</text:span><text:span text:style-name="T15"> </text:span></text:p>
      <text:p text:style-name="P11"><text:s text:c="8"/><text:span text:style-name="T16">break</text:span><text:span text:style-name="T2">;</text:span><text:span text:style-name="T15"> </text:span></text:p>
      <text:p text:style-name="P11"><text:s text:c="4"/><text:span text:style-name="T14">end</text:span></text:p>
      <text:p text:style-name="P9">end</text:p>
      <text:p text:style-name="P10"><text:span text:style-name="T1">f</text:span><text:span text:style-name="T9">=</text:span><text:span text:style-name="T1">gcf</text:span><text:span text:style-name="T3">()</text:span><text:span text:style-name="T1">;</text:span></text:p>
      <text:p text:style-name="P10"><text:span text:style-name="T1">drawlater</text:span><text:span text:style-name="T3">()</text:span></text:p>
      <text:p text:style-name="P10"><text:span text:style-name="T1">cmap</text:span><text:span text:style-name="T9">=</text:span><text:span text:style-name="T1">graycolormap</text:span><text:span text:style-name="T3">(</text:span><text:span text:style-name="T5">32</text:span><text:span text:style-name="T3">)</text:span><text:span text:style-name="T1">;</text:span></text:p>
      <text:p text:style-name="P10"><text:span text:style-name="T1">f</text:span><text:span text:style-name="T9">.</text:span><text:span text:style-name="T17">color_map</text:span><text:span text:style-name="T9">=</text:span><text:span text:style-name="T1">cmap;</text:span></text:p>
      <text:p text:style-name="P10"><text:span text:style-name="T1">display_array</text:span><text:span text:style-name="T9">=</text:span><text:span text:style-name="T3">(</text:span><text:span text:style-name="T1">display_array</text:span><text:span text:style-name="T9">+</text:span><text:span text:style-name="T5">1</text:span><text:span text:style-name="T3">)</text:span><text:span text:style-name="T9">*</text:span><text:span text:style-name="T5">16</text:span><text:span text:style-name="T1">;</text:span></text:p>
      <text:p text:style-name="P10"><text:span text:style-name="T1">Matplot</text:span><text:span text:style-name="T3">(</text:span><text:span text:style-name="T1">display_array</text:span><text:span text:style-name="T3">)</text:span><text:span text:style-name="T1">;</text:span></text:p>
      <text:p text:style-name="P10"><text:span text:style-name="T1">a</text:span><text:span text:style-name="T9">=</text:span><text:span text:style-name="T1">gca</text:span><text:span text:style-name="T3">()</text:span><text:span text:style-name="T1">;</text:span></text:p>
      <text:p text:style-name="P10"><text:span text:style-name="T1">a</text:span><text:span text:style-name="T9">.</text:span><text:span text:style-name="T17">isoview</text:span><text:span text:style-name="T9">=</text:span><text:span text:style-name="T5">"on"</text:span><text:span text:style-name="T1">;</text:span></text:p>
      <text:p text:style-name="P10"><text:span text:style-name="T1">a</text:span><text:span text:style-name="T9">.</text:span><text:span text:style-name="T17">box</text:span><text:span text:style-name="T9">=</text:span><text:span text:style-name="T5">"off"</text:span><text:span text:style-name="T1">;</text:span></text:p>
      <text:p text:style-name="P10"><text:span text:style-name="T1">a</text:span><text:span text:style-name="T9">.</text:span><text:span text:style-name="T17">axes_visible</text:span><text:span text:style-name="T9">=</text:span><text:span text:style-name="T3">[</text:span><text:span text:style-name="T5">"off"</text:span> <text:span text:style-name="T5">"off"</text:span> <text:span text:style-name="T5">"off"</text:span><text:span text:style-name="T3">]</text:span><text:span text:style-name="T1">;</text:span></text:p>
      <text:p text:style-name="P10"><text:span text:style-name="T1">drawnow</text:span><text:span text:style-name="T3">()</text:span></text:p>
      <text:p text:style-name="P10"><text:span text:style-name="T1">mprintf</text:span><text:span text:style-name="T3">(</text:span><text:span text:style-name="T5">'Programme en pause:\n Appuyez sur n''importe quel touche pour continuer'</text:span><text:span text:style-name="T3">)</text:span></text:p>
      <text:p text:style-name="P15"><text:span text:style-name="T18">partie0</text:span><text:span text:style-name="T19">=</text:span><text:span text:style-name="T18">input</text:span><text:span text:style-name="T20">(</text:span><text:span text:style-name="T21">' '</text:span><text:span text:style-name="T20">)</text:span></text:p>
      <text:list xml:id="list33450630" text:continue-list="list31751200" text:style-name="L1">
        <text:list-item>
          <text:p text:style-name="P3">Exécution du programme</text:p>
        </text:list-item>
      </text:list>
      <text:p text:style-name="P4"/>
      <text:p text:style-name="P2">Conclus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1:56:21.40</meta:creation-date>
    <dc:date>2013-03-11T13:30:20.48</dc:date>
    <meta:editing-duration>PT32M38S</meta:editing-duration>
    <meta:editing-cycles>1</meta:editing-cycles>
    <meta:document-statistic meta:table-count="0" meta:image-count="0" meta:object-count="0" meta:page-count="2" meta:paragraph-count="67" meta:word-count="397" meta:character-count="2819" meta:non-whitespace-character-count="2378"/>
    <meta:generator>LibreOffice/3.5$Windows_x86 LibreOffice_project/3215f89-f603614-ab984f2-7348103-1225a5b</meta:generator>
  </office:meta>
</office:document-meta>
</file>